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41cm" fo:min-width="0.9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8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81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1.11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2cm" fo:min-width="2.49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1cm" fo:min-width="2.492cm"/>
    </style:style>
    <style:style style:name="gr1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4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92cm"/>
    </style:style>
    <style:style style:name="gr18" style:family="graphic" style:parent-style-name="standard">
      <style:graphic-properties draw:stroke="none" svg:stroke-color="#000000" draw:fill="none" draw:fill-color="#ffffff" fo:min-height="1.1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cm" fo:min-width="6.1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1cm" fo:min-width="2.6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2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2.792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96cm" fo:min-width="4.961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96cm" fo:min-width="1.5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1.543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9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1.7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0.53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5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31cm"/>
    </style:style>
    <style:style style:name="gr40" style:family="graphic" style:parent-style-name="standard">
      <style:graphic-properties draw:stroke="none" draw:marker-end="Arrow" draw:fill="none" fo:min-height="2.13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496cm" svg:height="2.991cm" svg:x="12.288cm" svg:y="5.077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95cm" svg:height="0.854cm" svg:x="12.086cm" svg:y="5.27cm">
              <draw:text-box>
                <text:p><text:span text:style-name="T1">D</text:span></text:p>
              </draw:text-box>
            </draw:frame>
            <draw:frame draw:style-name="gr3" draw:text-style-name="P2" draw:layer="layout" svg:width="0.98cm" svg:height="0.854cm" svg:x="12.983cm" svg:y="5.27cm">
              <draw:text-box>
                <text:p><text:span text:style-name="T1">Q</text:span></text:p>
              </draw:text-box>
            </draw:frame>
            <draw:line draw:style-name="gr4" draw:text-style-name="P1" draw:layer="layout" svg:x1="12.288cm" svg:y1="7.32cm" svg:x2="12.438cm" svg:y2="7.47cm">
              <text:p/>
            </draw:line>
            <draw:line draw:style-name="gr4" draw:text-style-name="P1" draw:layer="layout" svg:x1="12.288cm" svg:y1="7.62cm" svg:x2="12.438cm" svg:y2="7.47cm">
              <text:p/>
            </draw:line>
            <draw:line draw:style-name="gr4" draw:text-style-name="P1" draw:layer="layout" svg:x1="11.391cm" svg:y1="7.47cm" svg:x2="12.289cm" svg:y2="7.47cm">
              <text:p/>
            </draw:line>
            <draw:line draw:style-name="gr5" draw:text-style-name="P1" draw:layer="layout" svg:x1="12.139cm" svg:y1="7.769cm" svg:x2="12.139cm" svg:y2="7.021cm">
              <text:p/>
            </draw:line>
            <draw:frame draw:style-name="gr6" draw:text-style-name="P2" draw:layer="layout" svg:width="1.319cm" svg:height="0.898cm" svg:x="10.71cm" svg:y="6.572cm">
              <draw:text-box>
                <text:p><text:span text:style-name="T1">Clk</text:span></text:p>
              </draw:text-box>
            </draw:frame>
            <draw:custom-shape draw:style-name="gr7" draw:text-style-name="P1" draw:layer="layout" svg:width="0.3cm" svg:height="0.3cm" svg:x="12.587cm" svg:y="8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37cm" svg:y1="8.368cm" svg:x2="12.737cm" svg:y2="8.667cm">
              <text:p/>
            </draw:line>
            <draw:frame draw:style-name="gr8" draw:text-style-name="P2" draw:layer="layout" svg:width="1.618cm" svg:height="0.898cm" svg:x="12.615cm" svg:y="8.068cm">
              <draw:text-box>
                <text:p><text:span text:style-name="T1">nRst</text:span></text:p>
              </draw:text-box>
            </draw:frame>
          </draw:g>
          <draw:custom-shape draw:style-name="gr9" draw:text-style-name="P1" draw:layer="layout" svg:width="2.992cm" svg:height="3.142cm" svg:x="6.164cm" svg:y="4.96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992cm" svg:height="3.141cm" svg:x="16.907cm" svg:y="5.086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3.768cm" svg:y1="5.72cm" svg:x2="16.922cm" svg:y2="5.716cm">
            <text:p/>
          </draw:line>
          <draw:line draw:style-name="gr4" draw:text-style-name="P1" draw:layer="layout" svg:x1="15.889cm" svg:y1="5.984cm" svg:x2="15.589cm" svg:y2="5.386cm">
            <text:p/>
          </draw:line>
          <draw:frame draw:style-name="gr12" draw:text-style-name="P3" draw:layer="layout" svg:width="1.603cm" svg:height="0.76cm" draw:transform="rotate (1.57271618897209) translate (15.589cm 5.853cm)">
            <draw:text-box>
              <text:p><text:span text:style-name="T2">N-2:0</text:span></text:p>
            </draw:text-box>
          </draw:frame>
          <draw:line draw:style-name="gr4" draw:text-style-name="P1" draw:layer="layout" svg:x1="15.889cm" svg:y1="5.984cm" svg:x2="15.589cm" svg:y2="5.386cm">
            <text:p/>
          </draw:line>
          <draw:line draw:style-name="gr11" draw:text-style-name="P1" draw:layer="layout" svg:x1="9.143cm" svg:y1="5.659cm" svg:x2="12.297cm" svg:y2="5.655cm">
            <text:p/>
          </draw:line>
          <draw:line draw:style-name="gr4" draw:text-style-name="P1" draw:layer="layout" svg:x1="11.251cm" svg:y1="5.956cm" svg:x2="10.951cm" svg:y2="5.358cm">
            <text:p/>
          </draw:line>
          <draw:frame draw:style-name="gr13" draw:text-style-name="P3" draw:layer="layout" svg:width="1.604cm" svg:height="0.76cm" draw:transform="rotate (1.57201805727129) translate (10.951cm 5.825cm)">
            <draw:text-box>
              <text:p><text:span text:style-name="T2">N-2:0</text:span></text:p>
            </draw:text-box>
          </draw:frame>
          <draw:line draw:style-name="gr4" draw:text-style-name="P1" draw:layer="layout" svg:x1="11.251cm" svg:y1="5.956cm" svg:x2="10.951cm" svg:y2="5.358cm">
            <text:p/>
          </draw:line>
          <draw:custom-shape draw:style-name="gr14" draw:text-style-name="P1" draw:layer="layout" svg:width="0.299cm" svg:height="0.299cm" svg:x="14.529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4.678cm" svg:y1="5.716cm" svg:x2="14.678cm" svg:y2="3.921cm">
            <text:p text:style-name="P1"/>
            <text:p text:style-name="P1"/>
            <text:p text:style-name="P1"/>
          </draw:line>
          <draw:line draw:style-name="gr16" draw:text-style-name="P1" draw:layer="layout" svg:x1="7.797cm" svg:y1="3.921cm" svg:x2="14.678cm" svg:y2="3.921cm">
            <text:p/>
          </draw:line>
          <draw:line draw:style-name="gr11" draw:text-style-name="P1" draw:layer="layout" svg:x1="7.797cm" svg:y1="3.921cm" svg:x2="7.799cm" svg:y2="4.991cm">
            <text:p/>
          </draw:line>
          <draw:frame draw:style-name="gr17" draw:text-style-name="P2" draw:layer="layout" svg:width="1.943cm" svg:height="1.042cm" svg:x="13.9cm" svg:y="5.68cm">
            <draw:text-box>
              <text:p><text:span text:style-name="T1">state</text:span></text:p>
            </draw:text-box>
          </draw:frame>
          <draw:frame draw:style-name="gr18" draw:text-style-name="P2" draw:layer="layout" svg:width="1.944cm" svg:height="1.413cm" svg:x="9.241cm" svg:y="5.446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1" draw:text-style-name="P1" draw:layer="layout" svg:x1="4.207cm" svg:y1="6.315cm" svg:x2="6.152cm" svg:y2="6.315cm">
            <text:p/>
          </draw:line>
          <draw:line draw:style-name="gr11" draw:text-style-name="P1" draw:layer="layout" svg:x1="19.935cm" svg:y1="6.616cm" svg:x2="21.709cm" svg:y2="6.616cm">
            <text:p/>
          </draw:line>
        </draw:g>
        <draw:line draw:style-name="gr11" draw:text-style-name="P1" draw:layer="layout" svg:x1="19.923cm" svg:y1="8.077cm" svg:x2="21.955cm" svg:y2="8.077cm">
          <text:p/>
        </draw:line>
        <draw:line draw:style-name="gr11" draw:text-style-name="P1" draw:layer="layout" svg:x1="19.923cm" svg:y1="5.664cm" svg:x2="21.955cm" svg:y2="5.664cm">
          <text:p/>
        </draw:line>
        <draw:line draw:style-name="gr11" draw:text-style-name="P1" draw:layer="layout" svg:x1="19.923cm" svg:y1="7.442cm" svg:x2="21.955cm" svg:y2="7.442cm">
          <text:p/>
        </draw:line>
        <draw:frame draw:style-name="gr19" draw:layer="layout" svg:width="6.604cm" svg:height="5.61cm" svg:x="21.701cm" svg:y="5.318cm">
          <draw:text-box>
            <text:p><text:span text:style-name="T3"><text:s text:c="2"/></text:span><text:span text:style-name="T2">sbc_clear</text:span></text:p>
            <text:p><text:span text:style-name="T2"><text:s/></text:span></text:p>
            <text:p><text:span text:style-name="T2"><text:s text:c="3"/></text:span><text:span text:style-name="T2">sbc_enable</text:span></text:p>
            <text:p><text:span text:style-name="T2"/></text:p>
            <text:p><text:span text:style-name="T2"><text:s text:c="3"/></text:span><text:span text:style-name="T2">load_buffer </text:span></text:p>
            <text:p><text:span text:style-name="T2"/></text:p>
            <text:p><text:span text:style-name="T2"><text:s text:c="3"/></text:span><text:span text:style-name="T2">enable_timer</text:span></text:p>
            <text:p/>
          </draw:text-box>
        </draw:frame>
        <draw:line draw:style-name="gr11" draw:text-style-name="P1" draw:layer="layout" svg:x1="4.048cm" svg:y1="7.696cm" svg:x2="6.08cm" svg:y2="7.696cm">
          <text:p/>
        </draw:line>
        <draw:line draw:style-name="gr11" draw:text-style-name="P1" draw:layer="layout" svg:x1="4.048cm" svg:y1="5.283cm" svg:x2="6.08cm" svg:y2="5.283cm">
          <text:p/>
        </draw:line>
        <draw:frame draw:style-name="gr20" draw:layer="layout" svg:width="3.292cm" svg:height="3.72cm" svg:x="1.01cm" svg:y="5.042cm">
          <draw:text-box>
            <text:p><text:span text:style-name="T2">packet_done</text:span></text:p>
            <text:p><text:span text:style-name="T2"/></text:p>
            <text:p><text:span text:style-name="T2">start_bit_detected</text:span></text:p>
            <text:p><text:span text:style-name="T2"/></text:p>
            <text:p><text:span text:style-name="T2"/></text:p>
            <text:p><text:span text:style-name="T2"/></text:p>
            <text:p><text:span text:style-name="T2">framing_error</text:span></text:p>
            <text:p/>
          </draw:text-box>
        </draw:frame>
        <draw:frame draw:style-name="gr21" draw:layer="layout" svg:width="8.652cm" svg:height="1.673cm" svg:x="1.762cm" svg:y="1.615cm">
          <draw:text-box>
            <text:p><text:s/>RCU RTL DIAGRAM</text:p>
            <text:p/>
          </draw:text-box>
        </draw:frame>
        <draw:g>
          <draw:custom-shape draw:style-name="gr22" draw:text-style-name="P1" draw:layer="layout" svg:width="3.81cm" svg:height="3.81cm" svg:x="6.785cm" svg:y="13.065cm">
            <text:p text:style-name="P1">Flex Counter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6.785cm" svg:y1="16.24cm" svg:x2="6.912cm" svg:y2="16.367cm">
            <text:p/>
          </draw:line>
          <draw:line draw:style-name="gr4" draw:text-style-name="P1" draw:layer="layout" svg:x1="6.785cm" svg:y1="16.494cm" svg:x2="6.912cm" svg:y2="16.367cm">
            <text:p/>
          </draw:line>
          <draw:line draw:style-name="gr4" draw:text-style-name="P1" draw:layer="layout" svg:x1="6.023cm" svg:y1="16.367cm" svg:x2="6.785cm" svg:y2="16.367cm">
            <text:p/>
          </draw:line>
          <draw:line draw:style-name="gr5" draw:text-style-name="P1" draw:layer="layout" svg:x1="6.658cm" svg:y1="16.621cm" svg:x2="6.658cm" svg:y2="15.986cm">
            <text:p/>
          </draw:line>
          <draw:frame draw:style-name="gr23" draw:text-style-name="P2" draw:layer="layout" svg:width="1.12cm" svg:height="0.762cm" svg:x="5.445cm" svg:y="15.605cm">
            <draw:text-box>
              <text:p><text:span text:style-name="T1">Clk</text:span></text:p>
            </draw:text-box>
          </draw:frame>
          <draw:custom-shape draw:style-name="gr7" draw:text-style-name="P1" draw:layer="layout" svg:width="0.254cm" svg:height="0.254cm" svg:x="7.039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166cm" svg:y1="17.129cm" svg:x2="7.166cm" svg:y2="17.383cm">
            <text:p/>
          </draw:line>
          <draw:frame draw:style-name="gr24" draw:text-style-name="P2" draw:layer="layout" svg:width="1.374cm" svg:height="0.762cm" svg:x="7.062cm" svg:y="16.875cm">
            <draw:text-box>
              <text:p><text:span text:style-name="T1">nRst</text:span></text:p>
            </draw:text-box>
          </draw:frame>
        </draw:g>
        <draw:g>
          <draw:custom-shape draw:style-name="gr22" draw:text-style-name="P1" draw:layer="layout" svg:width="3.81cm" svg:height="3.81cm" svg:x="18.145cm" svg:y="13.446cm">
            <text:p text:style-name="P1">Flex Counter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8.145cm" svg:y1="16.621cm" svg:x2="18.272cm" svg:y2="16.748cm">
            <text:p/>
          </draw:line>
          <draw:line draw:style-name="gr4" draw:text-style-name="P1" draw:layer="layout" svg:x1="18.145cm" svg:y1="16.875cm" svg:x2="18.272cm" svg:y2="16.748cm">
            <text:p/>
          </draw:line>
          <draw:line draw:style-name="gr4" draw:text-style-name="P1" draw:layer="layout" svg:x1="17.383cm" svg:y1="16.748cm" svg:x2="18.145cm" svg:y2="16.748cm">
            <text:p/>
          </draw:line>
          <draw:line draw:style-name="gr5" draw:text-style-name="P1" draw:layer="layout" svg:x1="18.018cm" svg:y1="17.002cm" svg:x2="18.018cm" svg:y2="16.367cm">
            <text:p/>
          </draw:line>
          <draw:frame draw:style-name="gr23" draw:text-style-name="P2" draw:layer="layout" svg:width="1.12cm" svg:height="0.762cm" svg:x="16.805cm" svg:y="15.986cm">
            <draw:text-box>
              <text:p><text:span text:style-name="T1">Clk</text:span></text:p>
            </draw:text-box>
          </draw:frame>
          <draw:custom-shape draw:style-name="gr7" draw:text-style-name="P1" draw:layer="layout" svg:width="0.254cm" svg:height="0.254cm" svg:x="18.399cm" svg:y="17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8.526cm" svg:y1="17.51cm" svg:x2="18.526cm" svg:y2="17.764cm">
            <text:p/>
          </draw:line>
          <draw:frame draw:style-name="gr24" draw:text-style-name="P2" draw:layer="layout" svg:width="1.374cm" svg:height="0.762cm" svg:x="18.422cm" svg:y="17.256cm">
            <draw:text-box>
              <text:p><text:span text:style-name="T1">nRst</text:span></text:p>
            </draw:text-box>
          </draw:frame>
        </draw:g>
        <draw:line draw:style-name="gr11" draw:text-style-name="P1" draw:layer="layout" svg:x1="4.683cm" svg:y1="14.462cm" svg:x2="6.715cm" svg:y2="14.462cm">
          <text:p/>
        </draw:line>
        <draw:line draw:style-name="gr11" draw:text-style-name="P1" draw:layer="layout" svg:x1="4.683cm" svg:y1="13.573cm" svg:x2="6.715cm" svg:y2="13.573cm">
          <text:p/>
        </draw:line>
        <draw:line draw:style-name="gr11" draw:text-style-name="P1" draw:layer="layout" svg:x1="15.986cm" svg:y1="14.081cm" svg:x2="18.018cm" svg:y2="14.081cm">
          <text:p/>
        </draw:line>
        <draw:line draw:style-name="gr11" draw:text-style-name="P1" draw:layer="layout" svg:x1="15.986cm" svg:y1="15.605cm" svg:x2="18.018cm" svg:y2="15.605cm">
          <text:p/>
        </draw:line>
        <draw:line draw:style-name="gr11" draw:text-style-name="P1" draw:layer="layout" svg:x1="9.255cm" svg:y1="11.541cm" svg:x2="9.255cm" svg:y2="13.065cm">
          <text:p/>
        </draw:line>
        <draw:line draw:style-name="gr16" draw:text-style-name="P1" draw:layer="layout" svg:x1="14.081cm" svg:y1="14.083cm" svg:x2="15.986cm" svg:y2="14.081cm">
          <text:p/>
        </draw:line>
        <draw:line draw:style-name="gr16" draw:text-style-name="P1" draw:layer="layout" svg:x1="10.652cm" svg:y1="16.242cm" svg:x2="14.081cm" svg:y2="16.24cm">
          <text:p/>
        </draw:line>
        <draw:line draw:style-name="gr16" draw:text-style-name="P1" draw:layer="layout" svg:x1="12.684cm" svg:y1="11.541cm" svg:x2="12.684cm" svg:y2="13.573cm">
          <text:p/>
        </draw:line>
        <draw:line draw:style-name="gr16" draw:text-style-name="P1" draw:layer="layout" svg:x1="9.255cm" svg:y1="11.541cm" svg:x2="12.684cm" svg:y2="11.539cm">
          <text:p/>
        </draw:line>
        <draw:line draw:style-name="gr16" draw:text-style-name="P1" draw:layer="layout" svg:x1="14.057cm" svg:y1="16.218cm" svg:x2="14.081cm" svg:y2="14.081cm">
          <text:p/>
        </draw:line>
        <draw:line draw:style-name="gr16" draw:text-style-name="P1" draw:layer="layout" svg:x1="21.955cm" svg:y1="15.986cm" svg:x2="24.241cm" svg:y2="15.986cm">
          <text:p/>
        </draw:line>
        <draw:g>
          <draw:g>
            <draw:custom-shape draw:style-name="gr1" draw:text-style-name="P1" draw:layer="layout" svg:width="1.496cm" svg:height="2.991cm" svg:x="12.288cm" svg:y="5.077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95cm" svg:height="0.854cm" svg:x="12.086cm" svg:y="5.27cm">
              <draw:text-box>
                <text:p><text:span text:style-name="T1">D</text:span></text:p>
              </draw:text-box>
            </draw:frame>
            <draw:frame draw:style-name="gr3" draw:text-style-name="P2" draw:layer="layout" svg:width="0.98cm" svg:height="0.854cm" svg:x="12.983cm" svg:y="5.27cm">
              <draw:text-box>
                <text:p><text:span text:style-name="T1">Q</text:span></text:p>
              </draw:text-box>
            </draw:frame>
            <draw:line draw:style-name="gr4" draw:text-style-name="P1" draw:layer="layout" svg:x1="12.288cm" svg:y1="7.32cm" svg:x2="12.438cm" svg:y2="7.47cm">
              <text:p/>
            </draw:line>
            <draw:line draw:style-name="gr4" draw:text-style-name="P1" draw:layer="layout" svg:x1="12.288cm" svg:y1="7.62cm" svg:x2="12.438cm" svg:y2="7.47cm">
              <text:p/>
            </draw:line>
            <draw:line draw:style-name="gr4" draw:text-style-name="P1" draw:layer="layout" svg:x1="11.391cm" svg:y1="7.47cm" svg:x2="12.289cm" svg:y2="7.47cm">
              <text:p/>
            </draw:line>
            <draw:line draw:style-name="gr5" draw:text-style-name="P1" draw:layer="layout" svg:x1="12.139cm" svg:y1="7.769cm" svg:x2="12.139cm" svg:y2="7.021cm">
              <text:p/>
            </draw:line>
            <draw:frame draw:style-name="gr6" draw:text-style-name="P2" draw:layer="layout" svg:width="1.319cm" svg:height="0.898cm" svg:x="10.71cm" svg:y="6.572cm">
              <draw:text-box>
                <text:p><text:span text:style-name="T1">Clk</text:span></text:p>
              </draw:text-box>
            </draw:frame>
            <draw:custom-shape draw:style-name="gr7" draw:text-style-name="P1" draw:layer="layout" svg:width="0.3cm" svg:height="0.3cm" svg:x="12.587cm" svg:y="8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37cm" svg:y1="8.368cm" svg:x2="12.737cm" svg:y2="8.667cm">
              <text:p/>
            </draw:line>
            <draw:frame draw:style-name="gr8" draw:text-style-name="P2" draw:layer="layout" svg:width="1.618cm" svg:height="0.898cm" svg:x="12.615cm" svg:y="8.068cm">
              <draw:text-box>
                <text:p><text:span text:style-name="T1">nRst</text:span></text:p>
              </draw:text-box>
            </draw:frame>
          </draw:g>
          <draw:custom-shape draw:style-name="gr9" draw:text-style-name="P1" draw:layer="layout" svg:width="2.992cm" svg:height="3.142cm" svg:x="6.164cm" svg:y="4.96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992cm" svg:height="3.141cm" svg:x="16.907cm" svg:y="5.086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3.768cm" svg:y1="5.72cm" svg:x2="16.922cm" svg:y2="5.716cm">
            <text:p/>
          </draw:line>
          <draw:line draw:style-name="gr4" draw:text-style-name="P1" draw:layer="layout" svg:x1="15.889cm" svg:y1="5.984cm" svg:x2="15.589cm" svg:y2="5.386cm">
            <text:p/>
          </draw:line>
          <draw:frame draw:style-name="gr12" draw:text-style-name="P3" draw:layer="layout" svg:width="1.603cm" svg:height="0.76cm" draw:transform="rotate (1.57271618897209) translate (15.589cm 5.853cm)">
            <draw:text-box>
              <text:p><text:span text:style-name="T2">N-2:0</text:span></text:p>
            </draw:text-box>
          </draw:frame>
          <draw:line draw:style-name="gr4" draw:text-style-name="P1" draw:layer="layout" svg:x1="15.889cm" svg:y1="5.984cm" svg:x2="15.589cm" svg:y2="5.386cm">
            <text:p/>
          </draw:line>
          <draw:line draw:style-name="gr11" draw:text-style-name="P1" draw:layer="layout" svg:x1="9.143cm" svg:y1="5.659cm" svg:x2="12.297cm" svg:y2="5.655cm">
            <text:p/>
          </draw:line>
          <draw:line draw:style-name="gr4" draw:text-style-name="P1" draw:layer="layout" svg:x1="11.251cm" svg:y1="5.956cm" svg:x2="10.951cm" svg:y2="5.358cm">
            <text:p/>
          </draw:line>
          <draw:frame draw:style-name="gr13" draw:text-style-name="P3" draw:layer="layout" svg:width="1.604cm" svg:height="0.76cm" draw:transform="rotate (1.57201805727129) translate (10.951cm 5.825cm)">
            <draw:text-box>
              <text:p><text:span text:style-name="T2">N-2:0</text:span></text:p>
            </draw:text-box>
          </draw:frame>
          <draw:line draw:style-name="gr4" draw:text-style-name="P1" draw:layer="layout" svg:x1="11.251cm" svg:y1="5.956cm" svg:x2="10.951cm" svg:y2="5.358cm">
            <text:p/>
          </draw:line>
          <draw:custom-shape draw:style-name="gr14" draw:text-style-name="P1" draw:layer="layout" svg:width="0.299cm" svg:height="0.299cm" svg:x="14.529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4.678cm" svg:y1="5.716cm" svg:x2="14.678cm" svg:y2="3.921cm">
            <text:p text:style-name="P1"/>
            <text:p text:style-name="P1"/>
            <text:p text:style-name="P1"/>
          </draw:line>
          <draw:line draw:style-name="gr16" draw:text-style-name="P1" draw:layer="layout" svg:x1="7.797cm" svg:y1="3.921cm" svg:x2="14.678cm" svg:y2="3.921cm">
            <text:p/>
          </draw:line>
          <draw:line draw:style-name="gr11" draw:text-style-name="P1" draw:layer="layout" svg:x1="7.797cm" svg:y1="3.921cm" svg:x2="7.799cm" svg:y2="4.991cm">
            <text:p/>
          </draw:line>
          <draw:frame draw:style-name="gr17" draw:text-style-name="P2" draw:layer="layout" svg:width="1.943cm" svg:height="1.042cm" svg:x="13.9cm" svg:y="5.68cm">
            <draw:text-box>
              <text:p><text:span text:style-name="T1">state</text:span></text:p>
            </draw:text-box>
          </draw:frame>
          <draw:frame draw:style-name="gr18" draw:text-style-name="P2" draw:layer="layout" svg:width="1.944cm" svg:height="1.413cm" svg:x="9.241cm" svg:y="5.446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1" draw:text-style-name="P1" draw:layer="layout" svg:x1="4.207cm" svg:y1="6.315cm" svg:x2="6.152cm" svg:y2="6.315cm">
            <text:p/>
          </draw:line>
          <draw:line draw:style-name="gr11" draw:text-style-name="P1" draw:layer="layout" svg:x1="19.935cm" svg:y1="6.616cm" svg:x2="21.709cm" svg:y2="6.616cm">
            <text:p/>
          </draw:line>
        </draw:g>
        <draw:g>
          <draw:g>
            <draw:custom-shape draw:style-name="gr1" draw:text-style-name="P1" draw:layer="layout" svg:width="1.496cm" svg:height="2.991cm" svg:x="12.288cm" svg:y="5.077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95cm" svg:height="0.854cm" svg:x="12.086cm" svg:y="5.27cm">
              <draw:text-box>
                <text:p><text:span text:style-name="T1">D</text:span></text:p>
              </draw:text-box>
            </draw:frame>
            <draw:frame draw:style-name="gr3" draw:text-style-name="P2" draw:layer="layout" svg:width="0.98cm" svg:height="0.854cm" svg:x="12.983cm" svg:y="5.27cm">
              <draw:text-box>
                <text:p><text:span text:style-name="T1">Q</text:span></text:p>
              </draw:text-box>
            </draw:frame>
            <draw:line draw:style-name="gr4" draw:text-style-name="P1" draw:layer="layout" svg:x1="12.288cm" svg:y1="7.32cm" svg:x2="12.438cm" svg:y2="7.47cm">
              <text:p/>
            </draw:line>
            <draw:line draw:style-name="gr4" draw:text-style-name="P1" draw:layer="layout" svg:x1="12.288cm" svg:y1="7.62cm" svg:x2="12.438cm" svg:y2="7.47cm">
              <text:p/>
            </draw:line>
            <draw:line draw:style-name="gr4" draw:text-style-name="P1" draw:layer="layout" svg:x1="11.391cm" svg:y1="7.47cm" svg:x2="12.289cm" svg:y2="7.47cm">
              <text:p/>
            </draw:line>
            <draw:line draw:style-name="gr5" draw:text-style-name="P1" draw:layer="layout" svg:x1="12.139cm" svg:y1="7.769cm" svg:x2="12.139cm" svg:y2="7.021cm">
              <text:p/>
            </draw:line>
            <draw:frame draw:style-name="gr6" draw:text-style-name="P2" draw:layer="layout" svg:width="1.319cm" svg:height="0.898cm" svg:x="10.71cm" svg:y="6.572cm">
              <draw:text-box>
                <text:p><text:span text:style-name="T1">Clk</text:span></text:p>
              </draw:text-box>
            </draw:frame>
            <draw:custom-shape draw:style-name="gr7" draw:text-style-name="P1" draw:layer="layout" svg:width="0.3cm" svg:height="0.3cm" svg:x="12.587cm" svg:y="8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37cm" svg:y1="8.368cm" svg:x2="12.737cm" svg:y2="8.667cm">
              <text:p/>
            </draw:line>
            <draw:frame draw:style-name="gr8" draw:text-style-name="P2" draw:layer="layout" svg:width="1.618cm" svg:height="0.898cm" svg:x="12.615cm" svg:y="8.068cm">
              <draw:text-box>
                <text:p><text:span text:style-name="T1">nRst</text:span></text:p>
              </draw:text-box>
            </draw:frame>
          </draw:g>
          <draw:custom-shape draw:style-name="gr9" draw:text-style-name="P1" draw:layer="layout" svg:width="2.992cm" svg:height="3.142cm" svg:x="6.164cm" svg:y="4.96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992cm" svg:height="3.141cm" svg:x="16.907cm" svg:y="5.086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3.768cm" svg:y1="5.72cm" svg:x2="16.922cm" svg:y2="5.716cm">
            <text:p/>
          </draw:line>
          <draw:line draw:style-name="gr4" draw:text-style-name="P1" draw:layer="layout" svg:x1="15.889cm" svg:y1="5.984cm" svg:x2="15.589cm" svg:y2="5.386cm">
            <text:p/>
          </draw:line>
          <draw:frame draw:style-name="gr12" draw:text-style-name="P3" draw:layer="layout" svg:width="1.603cm" svg:height="0.76cm" draw:transform="rotate (1.57271618897209) translate (15.589cm 5.853cm)">
            <draw:text-box>
              <text:p><text:span text:style-name="T2">N-2:0</text:span></text:p>
            </draw:text-box>
          </draw:frame>
          <draw:line draw:style-name="gr4" draw:text-style-name="P1" draw:layer="layout" svg:x1="15.889cm" svg:y1="5.984cm" svg:x2="15.589cm" svg:y2="5.386cm">
            <text:p/>
          </draw:line>
          <draw:line draw:style-name="gr11" draw:text-style-name="P1" draw:layer="layout" svg:x1="9.143cm" svg:y1="5.659cm" svg:x2="12.297cm" svg:y2="5.655cm">
            <text:p/>
          </draw:line>
          <draw:line draw:style-name="gr4" draw:text-style-name="P1" draw:layer="layout" svg:x1="11.251cm" svg:y1="5.956cm" svg:x2="10.951cm" svg:y2="5.358cm">
            <text:p/>
          </draw:line>
          <draw:frame draw:style-name="gr13" draw:text-style-name="P3" draw:layer="layout" svg:width="1.604cm" svg:height="0.76cm" draw:transform="rotate (1.57201805727129) translate (10.951cm 5.825cm)">
            <draw:text-box>
              <text:p><text:span text:style-name="T2">N-2:0</text:span></text:p>
            </draw:text-box>
          </draw:frame>
          <draw:line draw:style-name="gr4" draw:text-style-name="P1" draw:layer="layout" svg:x1="11.251cm" svg:y1="5.956cm" svg:x2="10.951cm" svg:y2="5.358cm">
            <text:p/>
          </draw:line>
          <draw:custom-shape draw:style-name="gr14" draw:text-style-name="P1" draw:layer="layout" svg:width="0.299cm" svg:height="0.299cm" svg:x="14.529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4.678cm" svg:y1="5.716cm" svg:x2="14.678cm" svg:y2="3.921cm">
            <text:p text:style-name="P1"/>
            <text:p text:style-name="P1"/>
            <text:p text:style-name="P1"/>
          </draw:line>
          <draw:line draw:style-name="gr16" draw:text-style-name="P1" draw:layer="layout" svg:x1="7.797cm" svg:y1="3.921cm" svg:x2="14.678cm" svg:y2="3.921cm">
            <text:p/>
          </draw:line>
          <draw:line draw:style-name="gr11" draw:text-style-name="P1" draw:layer="layout" svg:x1="7.797cm" svg:y1="3.921cm" svg:x2="7.799cm" svg:y2="4.991cm">
            <text:p/>
          </draw:line>
          <draw:frame draw:style-name="gr17" draw:text-style-name="P2" draw:layer="layout" svg:width="1.943cm" svg:height="1.042cm" svg:x="13.9cm" svg:y="5.68cm">
            <draw:text-box>
              <text:p><text:span text:style-name="T1">state</text:span></text:p>
            </draw:text-box>
          </draw:frame>
          <draw:frame draw:style-name="gr18" draw:text-style-name="P2" draw:layer="layout" svg:width="1.944cm" svg:height="1.413cm" svg:x="9.241cm" svg:y="5.446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1" draw:text-style-name="P1" draw:layer="layout" svg:x1="4.207cm" svg:y1="6.315cm" svg:x2="6.152cm" svg:y2="6.315cm">
            <text:p/>
          </draw:line>
          <draw:line draw:style-name="gr11" draw:text-style-name="P1" draw:layer="layout" svg:x1="19.935cm" svg:y1="6.616cm" svg:x2="21.709cm" svg:y2="6.616cm">
            <text:p/>
          </draw:line>
        </draw:g>
        <draw:g>
          <draw:line draw:style-name="gr4" draw:text-style-name="P1" draw:layer="layout" svg:x1="16.748cm" svg:y1="15.859cm" svg:x2="16.493cm" svg:y2="15.351cm">
            <text:p/>
          </draw:line>
          <draw:frame draw:style-name="gr25" draw:text-style-name="P3" draw:layer="layout" svg:width="1.361cm" svg:height="0.645cm" draw:transform="rotate (1.57254165604689) translate (16.494cm 15.747cm)">
            <draw:text-box>
              <text:p><text:span text:style-name="T2">N-3:0</text:span></text:p>
            </draw:text-box>
          </draw:frame>
          <draw:line draw:style-name="gr4" draw:text-style-name="P1" draw:layer="layout" svg:x1="16.748cm" svg:y1="15.859cm" svg:x2="16.493cm" svg:y2="15.351cm">
            <text:p/>
          </draw:line>
          <draw:line draw:style-name="gr4" draw:text-style-name="P1" draw:layer="layout" svg:x1="16.367cm" svg:y1="15.606cm" svg:x2="17.256cm" svg:y2="15.604cm">
            <text:p/>
          </draw:line>
        </draw:g>
        <draw:line draw:style-name="gr11" draw:text-style-name="P1" draw:layer="layout" svg:x1="21.955cm" svg:y1="14.462cm" svg:x2="23.987cm" svg:y2="14.462cm">
          <text:p/>
        </draw:line>
        <draw:g>
          <draw:line draw:style-name="gr4" draw:text-style-name="P1" draw:layer="layout" svg:x1="22.777cm" svg:y1="14.737cm" svg:x2="22.522cm" svg:y2="14.229cm">
            <text:p/>
          </draw:line>
          <draw:frame draw:style-name="gr25" draw:text-style-name="P3" draw:layer="layout" svg:width="1.361cm" svg:height="0.645cm" draw:transform="rotate (1.57254165604689) translate (22.523cm 14.625cm)">
            <draw:text-box>
              <text:p><text:span text:style-name="T2">N-3:0</text:span></text:p>
            </draw:text-box>
          </draw:frame>
          <draw:line draw:style-name="gr4" draw:text-style-name="P1" draw:layer="layout" svg:x1="22.777cm" svg:y1="14.737cm" svg:x2="22.522cm" svg:y2="14.229cm">
            <text:p/>
          </draw:line>
          <draw:line draw:style-name="gr4" draw:text-style-name="P1" draw:layer="layout" svg:x1="22.396cm" svg:y1="14.484cm" svg:x2="23.285cm" svg:y2="14.482cm">
            <text:p/>
          </draw:line>
        </draw:g>
        <draw:line draw:style-name="gr11" draw:text-style-name="P1" draw:layer="layout" svg:x1="24.241cm" svg:y1="15.986cm" svg:x2="24.241cm" svg:y2="18.018cm">
          <text:p/>
        </draw:line>
        <draw:frame draw:style-name="gr26" draw:layer="layout" svg:width="3.292cm" svg:height="3.326cm" svg:x="1.381cm" svg:y="13.192cm">
          <draw:text-box>
            <text:p><text:span text:style-name="T2">rollover_val (10)</text:span></text:p>
            <text:p><text:span text:style-name="T2"/></text:p>
            <text:p><text:span text:style-name="T2">count_enable</text:span></text:p>
            <text:p><text:span text:style-name="T2"/></text:p>
            <text:p><text:span text:style-name="T2"/></text:p>
            <text:p><text:span text:style-name="T2"/></text:p>
            <text:p/>
          </draw:text-box>
        </draw:frame>
        <draw:g>
          <draw:line draw:style-name="gr4" draw:text-style-name="P1" draw:layer="layout" svg:x1="5.318cm" svg:y1="13.827cm" svg:x2="5.063cm" svg:y2="13.319cm">
            <text:p/>
          </draw:line>
          <draw:frame draw:style-name="gr25" draw:text-style-name="P3" draw:layer="layout" svg:width="1.361cm" svg:height="0.645cm" draw:transform="rotate (1.57254165604689) translate (5.064cm 13.715cm)">
            <draw:text-box>
              <text:p><text:span text:style-name="T2">N-3:0</text:span></text:p>
            </draw:text-box>
          </draw:frame>
          <draw:line draw:style-name="gr4" draw:text-style-name="P1" draw:layer="layout" svg:x1="5.318cm" svg:y1="13.827cm" svg:x2="5.063cm" svg:y2="13.319cm">
            <text:p/>
          </draw:line>
          <draw:line draw:style-name="gr4" draw:text-style-name="P1" draw:layer="layout" svg:x1="4.937cm" svg:y1="13.574cm" svg:x2="5.826cm" svg:y2="13.572cm">
            <text:p/>
          </draw:line>
        </draw:g>
        <draw:g>
          <draw:line draw:style-name="gr4" draw:text-style-name="P1" draw:layer="layout" svg:x1="16.749cm" svg:y1="15.859cm" svg:x2="16.494cm" svg:y2="15.351cm">
            <text:p/>
          </draw:line>
          <draw:frame draw:style-name="gr25" draw:text-style-name="P3" draw:layer="layout" svg:width="1.361cm" svg:height="0.645cm" draw:transform="rotate (1.57254165604689) translate (16.495cm 15.747cm)">
            <draw:text-box>
              <text:p><text:span text:style-name="T2">N-3:0</text:span></text:p>
            </draw:text-box>
          </draw:frame>
          <draw:line draw:style-name="gr4" draw:text-style-name="P1" draw:layer="layout" svg:x1="16.749cm" svg:y1="15.859cm" svg:x2="16.494cm" svg:y2="15.351cm">
            <text:p/>
          </draw:line>
          <draw:line draw:style-name="gr4" draw:text-style-name="P1" draw:layer="layout" svg:x1="16.368cm" svg:y1="15.606cm" svg:x2="17.257cm" svg:y2="15.604cm">
            <text:p/>
          </draw:line>
        </draw:g>
        <draw:g>
          <draw:line draw:style-name="gr4" draw:text-style-name="P1" draw:layer="layout" svg:x1="11.668cm" svg:y1="13.954cm" svg:x2="11.413cm" svg:y2="13.446cm">
            <text:p/>
          </draw:line>
          <draw:frame draw:style-name="gr25" draw:text-style-name="P3" draw:layer="layout" svg:width="1.361cm" svg:height="0.645cm" draw:transform="rotate (1.57254165604689) translate (11.414cm 13.842cm)">
            <draw:text-box>
              <text:p><text:span text:style-name="T2">N-3:0</text:span></text:p>
            </draw:text-box>
          </draw:frame>
          <draw:line draw:style-name="gr4" draw:text-style-name="P1" draw:layer="layout" svg:x1="11.668cm" svg:y1="13.954cm" svg:x2="11.413cm" svg:y2="13.446cm">
            <text:p/>
          </draw:line>
          <draw:line draw:style-name="gr4" draw:text-style-name="P1" draw:layer="layout" svg:x1="11.287cm" svg:y1="13.701cm" svg:x2="12.176cm" svg:y2="13.699cm">
            <text:p/>
          </draw:line>
        </draw:g>
        <draw:frame draw:style-name="gr26" draw:layer="layout" svg:width="3.292cm" svg:height="3.72cm" svg:x="13.964cm" svg:y="15.351cm">
          <draw:text-box>
            <text:p><text:span text:style-name="T2">rollover_val</text:span></text:p>
            <text:p><text:span text:style-name="T2"><text:s text:c="7"/></text:span><text:span text:style-name="T2">(9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/>
          </draw:text-box>
        </draw:frame>
        <draw:frame draw:style-name="gr26" draw:layer="layout" svg:width="3.292cm" svg:height="3.326cm" svg:x="11.287cm" svg:y="14.843cm">
          <draw:text-box>
            <text:p><text:span text:style-name="T2"/></text:p>
            <text:p><text:span text:style-name="T2"/></text:p>
            <text:p><text:span text:style-name="T2">shift_strobe</text:span></text:p>
            <text:p><text:span text:style-name="T2"/></text:p>
            <text:p><text:span text:style-name="T2"/></text:p>
            <text:p><text:span text:style-name="T2"/></text:p>
            <text:p/>
          </draw:text-box>
        </draw:frame>
        <draw:frame draw:style-name="gr26" draw:layer="layout" svg:width="3.292cm" svg:height="4.114cm" svg:x="24.124cm" svg:y="14.081cm">
          <draw:text-box>
            <text:p><text:span text:style-name="T2">count_out</text:span></text:p>
            <text:p><text:span text:style-name="T2"/></text:p>
            <text:p><text:span text:style-name="T2"/></text:p>
            <text:p><text:span text:style-name="T2"/></text:p>
            <text:p><text:span text:style-name="T2">packet_done</text:span></text:p>
            <text:p><text:span text:style-name="T2"/></text:p>
            <text:p><text:span text:style-name="T2"/></text:p>
            <text:p><text:span text:style-name="T2"/></text:p>
            <text:p/>
          </draw:text-box>
        </draw:frame>
        <draw:frame draw:style-name="gr21" draw:layer="layout" svg:width="11.649cm" svg:height="1.673cm" svg:x="1.508cm" svg:y="10.249cm">
          <draw:text-box>
            <text:p><text:s/>TIMER CONTROLLER RTL DIAGRAM</text:p>
            <text:p/>
          </draw:text-box>
        </draw:frame>
        <draw:custom-shape draw:style-name="gr14" draw:text-style-name="P1" draw:layer="layout" svg:width="0.254cm" svg:height="0.254cm" svg:x="13.954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54cm" svg:height="0.254cm" svg:x="12.557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081cm" svg:y1="16.367cm" svg:x2="14.081cm" svg:y2="18.145cm">
          <text:p/>
        </draw:line>
        <draw:custom-shape draw:style-name="gr27" draw:text-style-name="P1" draw:layer="layout" svg:width="5.461cm" svg:height="1.746cm" svg:x="12.049cm" svg:y="18.272cm">
          <text:p text:style-name="P1">9-bit Shift Register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032cm" svg:height="1.746cm" svg:x="23.098cm" svg:y="18.145cm">
          <text:p text:style-name="P1">RCU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653cm" svg:y1="13.7cm" svg:x2="12.558cm" svg:y2="13.698cm">
          <text:p/>
        </draw:line>
        <draw:frame draw:style-name="gr29" draw:layer="layout" svg:width="2.043cm" svg:height="4.114cm" svg:x="12.546cm" svg:y="11.872cm">
          <draw:text-box>
            <text:p><text:span text:style-name="T2">count_ou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/>
          </draw:text-box>
        </draw:frame>
      </draw:page>
      <draw:page draw:name="page2" draw:style-name="dp1" draw:master-page-name="Default">
        <draw:custom-shape draw:style-name="gr30" draw:text-style-name="P1" draw:layer="layout" svg:width="3.048cm" svg:height="3.048cm" svg:x="12.68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1" draw:layer="layout" svg:x1="8.239cm" svg:y1="6.679cm" svg:x2="9.001cm" svg:y2="7.332cm">
            <text:p/>
          </draw:line>
          <draw:line draw:style-name="gr31" draw:text-style-name="P1" draw:layer="layout" svg:x1="8.493cm" svg:y1="7.332cm" svg:x2="9.001cm" svg:y2="7.332cm">
            <text:p/>
          </draw:line>
          <draw:line draw:style-name="gr32" draw:text-style-name="P1" draw:layer="layout" svg:x1="8.493cm" svg:y1="7.332cm" svg:x2="9.128cm" svg:y2="7.985cm">
            <text:p/>
          </draw:line>
          <draw:frame draw:style-name="gr33" draw:text-style-name="P2" draw:layer="layout" svg:width="1.524cm" svg:height="1.199cm" svg:x="7.096cm" svg:y="6.465cm">
            <draw:text-box>
              <text:p><text:span text:style-name="T1">nRst</text:span></text:p>
            </draw:text-box>
          </draw:frame>
        </draw:g>
        <draw:custom-shape draw:style-name="gr30" draw:text-style-name="P1" draw:layer="layout" svg:width="3.048cm" svg:height="3.048cm" svg:x="22.84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.048cm" svg:height="3.048cm" svg:x="17.25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.048cm" svg:height="3.048cm" svg:x="8.6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.048cm" svg:height="3.048cm" svg:x="8.49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layer="layout" svg:width="2.424cm" svg:height="1.673cm" svg:x="8.863cm" svg:y="16.091cm">
          <draw:text-box>
            <text:p><text:s text:c="2"/>WAIT</text:p>
          </draw:text-box>
        </draw:frame>
        <draw:frame draw:style-name="gr34" draw:layer="layout" svg:width="3.44cm" svg:height="1.91cm" svg:x="22.706cm" svg:y="8.874cm">
          <draw:text-box>
            <text:p><text:s text:c="3"/><text:span text:style-name="T3">START</text:span></text:p>
            <text:p><text:span text:style-name="T1">enable_timer=1</text:span></text:p>
            <text:p><text:span text:style-name="T1"/></text:p>
          </draw:text-box>
        </draw:frame>
        <draw:frame draw:style-name="gr34" draw:layer="layout" svg:width="3.161cm" svg:height="1.673cm" svg:x="17.256cm" svg:y="15.859cm">
          <draw:text-box>
            <text:p><text:s text:c="5"/><text:span text:style-name="T3">STOP</text:span></text:p>
            <text:p><text:span text:style-name="T1">sbc_enable=1</text:span></text:p>
          </draw:text-box>
        </draw:frame>
        <draw:frame draw:style-name="gr35" draw:text-style-name="P4" draw:layer="layout" svg:width="3.106cm" svg:height="1.673cm" svg:x="12.684cm" svg:y="12.049cm">
          <draw:text-box>
            <text:p text:style-name="P4"><text:span text:style-name="T3"><text:s text:c="5"/></text:span><text:span text:style-name="T3">LOAD</text:span></text:p>
            <text:p text:style-name="P4"><text:span text:style-name="T1">load_buffer=1</text:span></text:p>
          </draw:text-box>
        </draw:frame>
        <draw:line draw:style-name="gr11" draw:text-style-name="P1" draw:layer="layout" svg:x1="12.811cm" svg:y1="11.795cm" svg:x2="11.033cm" svg:y2="10.652cm">
          <text:p/>
        </draw:line>
        <draw:line draw:style-name="gr11" draw:text-style-name="P1" draw:layer="layout" svg:x1="23.225cm" svg:y1="11.414cm" svg:x2="20.05cm" svg:y2="14.843cm">
          <text:p/>
        </draw:line>
        <draw:line draw:style-name="gr11" draw:text-style-name="P1" draw:layer="layout" svg:x1="12.811cm" svg:y1="9.382cm" svg:x2="15.478cm" svg:y2="9.382cm">
          <text:p/>
        </draw:line>
        <draw:line draw:style-name="gr11" draw:text-style-name="P1" draw:layer="layout" svg:x1="15.351cm" svg:y1="16.748cm" svg:x2="13.319cm" svg:y2="16.748cm">
          <text:p/>
        </draw:line>
        <draw:line draw:style-name="gr11" draw:text-style-name="P1" draw:layer="layout" svg:x1="10.906cm" svg:y1="14.97cm" svg:x2="12.684cm" svg:y2="13.7cm">
          <text:p/>
        </draw:line>
        <draw:line draw:style-name="gr11" draw:text-style-name="P1" draw:layer="layout" svg:x1="10.017cm" svg:y1="13.7cm" svg:x2="10.017cm" svg:y2="11.95cm">
          <text:p/>
        </draw:line>
        <draw:frame draw:style-name="gr36" draw:layer="layout" svg:width="2.268cm" svg:height="1.673cm" svg:x="8.765cm" svg:y="8.874cm">
          <draw:text-box>
            <text:p><text:s text:c="2"/>IDLE</text:p>
            <text:p/>
          </draw:text-box>
        </draw:frame>
        <draw:frame draw:style-name="gr19" draw:layer="layout" svg:width="6.604cm" svg:height="5.61cm" svg:x="19.288cm" svg:y="1.994cm">
          <draw:text-box>
            <text:p><text:span text:style-name="T3"><text:s text:c="7"/></text:span><text:span text:style-name="T3">INPUT LEGEND</text:span></text:p>
            <text:p><text:span text:style-name="T3"><text:s text:c="3"/></text:span></text:p>
            <text:p><text:span text:style-name="T3"><text:s text:c="3"/></text:span><text:span text:style-name="T3">start_bit_detected=1 → 0</text:span></text:p>
            <text:p><text:span text:style-name="T3"><text:s text:c="3"/></text:span><text:span text:style-name="T3">packet_done=1 <text:s text:c="8"/>→ 1</text:span></text:p>
            <text:p><text:span text:style-name="T3"><text:s text:c="3"/></text:span><text:span text:style-name="T3">framing_error=1 <text:s text:c="7"/>→ 2</text:span></text:p>
            <text:p><text:span text:style-name="T3"><text:s text:c="3"/></text:span><text:span text:style-name="T3">framing_error=0 <text:s text:c="7"/>→ 3</text:span></text:p>
            <text:p><text:span text:style-name="T3"><text:s text:c="3"/></text:span></text:p>
            <text:p/>
          </draw:text-box>
        </draw:frame>
        <draw:frame draw:style-name="gr19" draw:layer="layout" svg:width="6.604cm" svg:height="5.61cm" svg:x="1.508cm" svg:y="14.44cm">
          <draw:text-box>
            <text:p><text:span text:style-name="T3"><text:s text:c="3"/></text:span><text:span text:style-name="T3">DEFAULT OUTPUTS</text:span></text:p>
            <text:p><text:span text:style-name="T3"><text:s text:c="3"/></text:span></text:p>
            <text:p><text:span text:style-name="T3"><text:s text:c="3"/></text:span><text:span text:style-name="T3">sbc_clear = 0</text:span></text:p>
            <text:p><text:span text:style-name="T3"><text:s text:c="3"/></text:span><text:span text:style-name="T3">sbc_enable = 0</text:span></text:p>
            <text:p><text:span text:style-name="T3"><text:s text:c="3"/></text:span><text:span text:style-name="T3">load_buffer = 0</text:span></text:p>
            <text:p><text:span text:style-name="T3"><text:s text:c="3"/></text:span><text:span text:style-name="T3">enable_timer = 0</text:span></text:p>
            <text:p/>
          </draw:text-box>
        </draw:frame>
        <draw:frame draw:style-name="gr37" draw:layer="layout" svg:width="1.031cm" svg:height="1.673cm" svg:x="13.319cm" svg:y="8.471cm">
          <draw:text-box>
            <text:p><text:s/>0</text:p>
            <text:p/>
          </draw:text-box>
        </draw:frame>
        <draw:frame draw:style-name="gr38" draw:layer="layout" svg:width="1.031cm" svg:height="1.778cm" svg:x="20.924cm" svg:y="12.176cm">
          <draw:text-box>
            <text:p><text:s/>1</text:p>
            <text:p/>
          </draw:text-box>
        </draw:frame>
        <draw:frame draw:style-name="gr39" draw:layer="layout" svg:width="1.031cm" svg:height="1.673cm" svg:x="9.113cm" svg:y="12.535cm">
          <draw:text-box>
            <text:p><text:s/>2</text:p>
            <text:p/>
          </draw:text-box>
        </draw:frame>
        <draw:frame draw:style-name="gr39" draw:layer="layout" svg:width="1.031cm" svg:height="1.673cm" svg:x="10.906cm" svg:y="13.551cm">
          <draw:text-box>
            <text:p><text:s/>3</text:p>
            <text:p/>
          </draw:text-box>
        </draw:frame>
        <draw:frame draw:style-name="gr21" draw:layer="layout" svg:width="8.652cm" svg:height="1.673cm" svg:x="1.762cm" svg:y="1.614cm">
          <draw:text-box>
            <text:p><text:s/>RCU STATE DIAGRAM</text:p>
            <text:p/>
          </draw:text-box>
        </draw:frame>
        <draw:custom-shape draw:style-name="gr30" draw:text-style-name="P1" draw:layer="layout" svg:width="3.048cm" svg:height="3.048cm" svg:x="16.74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layer="layout" svg:width="3.048cm" svg:height="2.384cm" svg:x="17.002cm" svg:y="8.747cm">
          <draw:text-box>
            <text:p><text:s/><text:span text:style-name="T1">CLEAR</text:span></text:p>
            <text:p><text:span text:style-name="T1">sbc_clear=1</text:span></text:p>
          </draw:text-box>
        </draw:frame>
        <draw:line draw:style-name="gr11" draw:text-style-name="P1" draw:layer="layout" svg:x1="20.05cm" svg:y1="9.763cm" svg:x2="22.082cm" svg:y2="9.763cm">
          <text:p/>
        </draw:line>
        <officeooo:annotation svg:x="0cm" svg:y="0cm">
          <dc:creator>Mentor Graphics</dc:creator>
          <dc:date>2017-02-02T20:11:4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02T21:07:07.881289188</dc:date>
    <meta:editing-duration>PT9H38M12S</meta:editing-duration>
    <meta:editing-cycles>36</meta:editing-cycles>
    <meta:generator>LibreOffice/4.3.7.2$Linux_X86_64 LibreOffice_project/430$Build-2</meta:generator>
    <dc:creator>Mentor Graphics</dc:creator>
    <meta:document-statistic meta:object-count="202"/>
  </office:meta>
</office:document-meta>
</file>